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3" text:style-name="P12"><text:span text:style-name="T8">修改应用的名称</text:span></text:h>
      <text:p text:style-name="P6"><text:span text:style-name="T8"><text:s text:c="4"/>当前代码应用 运行名称calligra word</text:span></text:p>
      <text:p text:style-name="P6"><text:span text:style-name="T8">参考https://techbase.kde.org/Development/Tutorials/Using_KActions#XMLGUI</text:span></text:p>
      <text:p text:style-name="P6"><text:span text:style-name="T8">修改为word</text:span></text:p>
      <text:p text:style-name="P6"><text:span text:style-name="T8">代码位置(第一个参数设置默认名称.第二个参数为首选参数)</text:span></text:p>
      <text:p text:style-name="P6"><text:span text:style-name="T8">KAboutData * aboutData = new KAboutData( .....</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8">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8">qt+vc2019编译出现解析新增函数</text:span></text:h>
      <text:p text:style-name="P6"><text:span text:style-name="T8">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8">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8">gmail新注册未手机验证！！</text:span></text:p>
      <text:p text:style-name="P6"><text:span text:style-name="T8">bitter4live</text:span></text:p>
      <text:p text:style-name="P6"><text:span text:style-name="T8">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8"><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void OdfDrawReader::readElementDrawFrame(KoXmlStreamReader &amp;reader)</text:p>
      <text:p text:style-name="P6"><text:span text:style-name="T8"><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8"><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8">测试文档源参考</text:span></text:p>
      <text:p text:style-name="P6"><text:span text:style-name="T8">https://sourceforge.net/projects/odf-converter/files/Documentation%20Word%20Translator/Release%204.0/</text:span></text:p>
      <text:p text:style-name="P6"/>
      <text:p text:style-name="P6"/>
      <text:p text:style-name="P6"><text:span text:style-name="T8">收集github</text:span></text:p>
      <text:p text:style-name="P6"><text:span text:style-name="T8">https://github.com/wwj718</text:span></text:p>
      <text:p text:style-name="P6"/>
      <text:p text:style-name="P6">搭建 Emacs 的 Haskell/Idris 环境教程</text:p>
      <text:p text:style-name="P6"><text:span text:style-name="T8">https://zhuanlan.zhihu.com/p/29881268</text:span></text:p>
      <text:p text:style-name="P6"/>
      <text:p text:style-name="P6"><text:span text:style-name="T8">odt文档styles.xml 中&lt;text:outline-style style:name="O"&gt;<text:s/></text:span></text:p>
      <text:p text:style-name="P6"><text:span text:style-name="T8">类似</text:span></text:p>
      <text:p text:style-name="P6"><text:span text:style-name="T8">MSword 中numbering.xml中 &lt;w:abstractNum w:abstractNumId="0" w15:restartNumberingAfterBreak="0"&gt;</text:span></text:p>
      <text:p text:style-name="P6"/>
      <text:p text:style-name="P6"><text:span text:style-name="T8">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text:span text:style-name="T17">参考 医疗软件https://sourceforge.net/p/xmedcon/code/ci/master/tree/</text:span></text:p>
      <text:p text:style-name="P17"/>
      <text:p text:style-name="P17"><text:span text:style-name="T17">20210130---考虑测试一个demo验证绘制文字</text:span></text:p>
      <text:p text:style-name="P17"/>
      <text:p text:style-name="P17"/>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9" style:display-name="Contents 9" style:family="paragraph">
      <style:paragraph-properties fo:margin-left="64.000000000000000pt"/>
    </style:style>
    <style:style style:name="Head_201" style:default-outline-level="1" style:display-name="Head 1" style:family="paragraph" style:next-style-name="Standard">
      <style:text-properties fo:font-size="20.000000000000000pt" fo:font-weight="bold"/>
    </style:style>
    <style:style style:name="Contents_2010" style:display-name="Contents 10" style:family="paragraph">
      <style:paragraph-properties fo:margin-left="7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Enumerated_20List" style:display-name="Enumerated List" style:family="paragraph" style:list-style-name="L4">
      <style:text-properties fo:font-size="12.000000000000000pt"/>
    </style:style>
    <style:style style:name="A1" style:display-name="A1" style:family="paragraph">
      <style:text-properties fo:color="#000000" fo:font-family="Sans Serif" fo:font-size="12.000000000000000pt"/>
    </style:style>
    <style:style style:name="Head_203" style:default-outline-level="3" style:display-name="Head 3" style:family="paragraph" style:next-style-name="Standard">
      <style:text-properties fo:font-size="12.000000000000000pt" fo:font-weight="bold"/>
    </style:style>
    <style:style style:name="Head_202" style:default-outline-level="2" style:display-name="Head 2" style:family="paragraph" style:next-style-name="Standard">
      <style:text-properties fo:font-size="16.000000000000000pt" fo:font-weight="bold"/>
    </style:style>
    <style:style style:name="Bullet_20List" style:display-name="Bullet List" style:family="paragraph" style:list-style-name="L6">
      <style:text-properties fo:font-size="12.000000000000000pt"/>
    </style:style>
    <style:style style:name="Alphabetical_20List" style:display-name="Alphabetical List" style:family="paragraph" style:list-style-name="L5">
      <style:text-properties fo:font-size="12.000000000000000pt"/>
    </style:style>
    <style:style style:name="Standard" style:display-name="Standard" style:family="paragraph">
      <style:text-properties fo:font-size="12.000000000000000pt"/>
    </style:styl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3</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509</meta:editing-cycles>
    <dc:date>2022-02-15T11:19:05</dc:date>
    <meta:creation-date>2008-08-22T11:41:04</meta:creation-date>
  </office:meta>
</office:document-meta>
</file>